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nder <text:span text:style-name="Strong_20_Emphasis">Bodily Injury (BI)</text:span> in auto insurance, here are all the main types of claims that can be covered when you're at fault for injuring someone:</text:p>
      <text:list text:style-name="L1">
        <text:list-item>
          <text:p text:style-name="P1"><text:span text:style-name="Strong_20_Emphasis">Medical Claims</text:span> — Hospital bills, emergency care, surgeries, and rehabilitation costs for the injured party. </text:p>
        </text:list-item>
        <text:list-item>
          <text:p text:style-name="P1"><text:span text:style-name="Strong_20_Emphasis">Lost Wages</text:span> — If the injured person needs time off work due to their injuries, BI can pay for the wages they lost because of the accident. <text:a xlink:type="simple" xlink:href="https://www.progressive.com/answers/bodily-injury-liability/" office:target-frame-name="_blank" xlink:show="new" text:style-name="Internet_20_link" text:visited-style-name="Visited_20_Internet_20_Link">Progressive</text:a> </text:p>
        </text:list-item>
        <text:list-item>
          <text:p text:style-name="P1"><text:span text:style-name="Strong_20_Emphasis">Legal Defense Fees</text:span> — BI can help pay your legal defense fees if you cause an accident and the other driver files a claim or lawsuit against you. <text:a xlink:type="simple" xlink:href="https://www.thehartford.com/aarp/car-insurance/bodily-injury-liability-insurance" office:target-frame-name="_blank" xlink:show="new" text:style-name="Internet_20_link" text:visited-style-name="Visited_20_Internet_20_Link">The Hartford</text:a> </text:p>
        </text:list-item>
        <text:list-item>
          <text:p text:style-name="P1"><text:span text:style-name="Strong_20_Emphasis">Pain and Suffering</text:span> — Compensation to the injured party for physical pain and emotional distress resulting from the accident. </text:p>
        </text:list-item>
        <text:list-item>
          <text:p text:style-name="P1"><text:span text:style-name="Strong_20_Emphasis">Funeral/Death Expenses</text:span> — If you cause an accident and a person in the other car dies, BI coverage can help pay their funeral expenses. <text:a xlink:type="simple" xlink:href="https://www.thehartford.com/aarp/car-insurance/bodily-injury-liability-insurance" office:target-frame-name="_blank" xlink:show="new" text:style-name="Internet_20_link" text:visited-style-name="Visited_20_Internet_20_Link">The Hartford</text:a> </text:p>
        </text:list-item>
        <text:list-item>
          <text:p text:style-name="P2"><text:span text:style-name="Strong_20_Emphasis">Rehabilitation Costs</text:span> — Beyond initial hospital care, this includes ongoing rehabilitation and recovery expenses. <text:a xlink:type="simple" xlink:href="https://mwg.aaa.com/insurance/car/articles/bodily-injury-liability" office:target-frame-name="_blank" xlink:show="new" text:style-name="Internet_20_link" text:visited-style-name="Visited_20_Internet_20_Link">AAA</text:a> </text:p>
        </text:list-item>
      </text:list>
      <text:p text:style-name="Text_20_body">So in summary, BI covers the <text:span text:style-name="Strong_20_Emphasis">other party's</text:span> costs — not your own. For your own injuries and your passengers, you'd look to <text:span text:style-name="Strong_20_Emphasis">PIP (Personal Injury Protection)</text:span> or <text:span text:style-name="Strong_20_Emphasis">MedPay</text:span>, which are separate coverag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15:10:48.879928100</meta:creation-date>
    <dc:date>2026-04-30T15:11:01.833485900</dc:date>
    <meta:editing-duration>PT17S</meta:editing-duration>
    <meta:editing-cycles>1</meta:editing-cycles>
    <meta:document-statistic meta:table-count="0" meta:image-count="0" meta:object-count="0" meta:page-count="1" meta:paragraph-count="8" meta:word-count="191" meta:character-count="1157" meta:non-whitespace-character-count="967"/>
    <meta:generator>LibreOffice/25.2.2.2$Windows_X86_64 LibreOffice_project/7370d4be9e3cf6031a51beef54ff3bda878e3fac</meta:generator>
  </office:meta>
</office:document-meta>
</file>